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500000315C887E0EB2F743050.png" manifest:media-type="image/png"/>
  <manifest:file-entry manifest:full-path="Pictures/100000000000062A00000255737828B874477C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0e2417" officeooo:paragraph-rsid="000e2417" style:font-size-asian="60pt" style:font-size-complex="6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Post </text:p>
      <text:p text:style-name="P1">wordpress</text:p>
      <text:p text:style-name="P1"><text:s/>awardspace</text:p>
      <text:p text:style-name="P1"/>
      <text:p text:style-name="P1"/>
      <text:p text:style-name="P1"/>
      <text:p text:style-name="P1"><text:soft-page-break/></text:p>
      <text:p text:style-name="P1"><draw:frame draw:style-name="fr1" draw:name="Imagen1" text:anchor-type="paragraph" svg:width="17cm" svg:height="6.431cm" draw:z-index="0"><draw:image xlink:href="Pictures/100000000000062A00000255737828B874477CF7.png" xlink:type="simple" xlink:show="embed" xlink:actuate="onLoad" loext:mime-type="image/png"/></draw:frame><draw:frame draw:style-name="fr2" draw:name="Imagen2" text:anchor-type="paragraph" svg:x="-0.044cm" svg:y="8.423cm" svg:width="17cm" svg:height="11.13cm" draw:z-index="1"><draw:image xlink:href="Pictures/10000000000004B500000315C887E0EB2F7430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44:23.828940863</meta:creation-date>
    <dc:date>2019-09-24T15:45:37.209755550</dc:date>
    <meta:editing-duration>PT1M13S</meta:editing-duration>
    <meta:editing-cycles>1</meta:editing-cycles>
    <meta:document-statistic meta:table-count="0" meta:image-count="2" meta:object-count="0" meta:page-count="2" meta:paragraph-count="3" meta:word-count="3" meta:character-count="25" meta:non-whitespace-character-count="23"/>
    <meta:generator>LibreOffice/6.0.7.3$Linux_X86_64 LibreOffice_project/00m0$Build-3</meta:generator>
  </office:meta>
</office:document-meta>
</file>